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text-properties fo:font-size="10pt" style:font-size-asian="8.75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background-color="#cccccc" style:font-size-asian="10pt" style:font-size-complex="10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text-properties fo:color="#9999ff" fo:font-weight="bold" style:font-weight-asian="bold" style:font-weight-complex="bold"/>
    </style:style>
    <style:style style:name="P9" style:family="paragraph" style:parent-style-name="Standard">
      <style:text-properties fo:color="#00ae00" fo:font-size="12pt" style:text-underline-style="none" fo:font-weight="bold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9999ff" fo:font-weight="bold" style:font-weight-asian="bold" style:font-weight-complex="bold"/>
    </style:style>
    <style:style style:name="P11" style:family="paragraph" style:parent-style-name="Standard">
      <style:text-properties fo:color="#000000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ae00"/>
    </style:style>
    <style:style style:name="T3" style:family="text">
      <style:text-properties fo:color="#00ae00" fo:background-color="#ffffff"/>
    </style:style>
    <style:style style:name="T4" style:family="text">
      <style:text-properties fo:background-color="#ffffff"/>
    </style:style>
    <style:style style:name="T5" style:family="text">
      <style:text-properties fo:color="#666699" style:text-underline-style="none"/>
    </style:style>
    <style:style style:name="T6" style:family="text">
      <style:text-properties fo:color="#4b1f6f" fo:background-color="#fffff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11">General requirement specification:</text:p>
      <text:p text:style-name="P8"/>
      <text:p text:style-name="P8"/>
      <text:p text:style-name="P8"/>
      <text:p text:style-name="P8"/>
      <text:p text:style-name="P12">This document describe in detail and analyze each point come from User Specification and Conceptual Plan. Document shall describe all needed requirement concerning to design project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881cm" style:rel-column-width="14960*"/>
    </style:style>
    <style:style style:name="Tabela1.B" style:family="table-column">
      <style:table-column-properties style:column-width="7.814cm" style:rel-column-width="30125*"/>
    </style:style>
    <style:style style:name="Tabela1.C" style:family="table-column">
      <style:table-column-properties style:column-width="5.304cm" style:rel-column-width="20450*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style:vertical-align="middle"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5.666cm" style:rel-column-width="2184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MP1" style:family="paragraph" style:parent-style-name="Table_20_Contents">
      <style:text-properties fo:font-size="10pt" style:font-size-asian="8.75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text-properties fo:font-size="10pt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able_20_Contents">
      <style:paragraph-properties fo:text-align="center" style:justify-single-word="false"/>
      <style:text-properties fo:font-size="10pt" fo:background-color="#cccccc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00ae00"/>
    </style:style>
    <style:style style:name="MT3" style:family="text">
      <style:text-properties fo:color="#00ae00" fo:background-color="#ffffff"/>
    </style:style>
    <style:style style:name="MT4" style:family="text">
      <style:text-properties fo:background-color="#ffffff"/>
    </style:style>
    <style:style style:name="MT5" style:family="text">
      <style:text-properties fo:color="#666699" style:text-underline-style="none"/>
    </style:style>
    <style:style style:name="MT6" style:family="text">
      <style:text-properties fo:color="#4b1f6f" fo:background-color="#ffffff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1"><text:span text:style-name="MT1">Issue:</text:span> <text:span text:style-name="MT2">01a</text:span></text:p>
            </table:table-cell>
            <table:table-cell table:style-name="Tabela1.A1" office:value-type="string">
              <text:p text:style-name="Table_20_Contents"><text:span text:style-name="MT1">Document type:</text:span> <text:span text:style-name="MT2">Requirement Specification</text:span></text:p>
            </table:table-cell>
            <table:table-cell table:style-name="Tabela1.C1" office:value-type="string">
              <text:p text:style-name="MP2"><text:span text:style-name="MT1">Doc. type:</text:span> <text:span text:style-name="MT2">GPL-MW2009-RS-01</text:span></text:p>
            </table:table-cell>
          </table:table-row>
          <table:table-row>
            <table:table-cell table:style-name="Tabela1.A2" office:value-type="string">
              <text:p text:style-name="MP3"><text:span text:style-name="MT1">Change date:</text:span> <text:s text:c="9"/><text:span text:style-name="MT3"><text:date style:data-style-name="N37" text:date-value="2009-12-15T21:55:11.99">15/12/09</text:date></text:span><text:span text:style-name="MT4"> </text:span></text:p>
              <text:p text:style-name="MP3"><text:span text:style-name="MT1">Time of change:</text:span> <text:s text:c="4"/><text:span text:style-name="MT3"><text:time style:data-style-name="N41" text:time-value="2009-12-15T21:55:11.99">21:55:12</text:time></text:span></text:p>
            </table:table-cell>
            <table:table-cell table:style-name="Tabela1.B2" table:number-rows-spanned="2" table:number-columns-spanned="2" office:value-type="string">
              <text:p text:style-name="MP4"><text:span text:style-name="MT1">Subject:</text:span> <text:span text:style-name="MT5">Refrigerator controller</text:span></text:p>
            </table:table-cell>
            <table:covered-table-cell/>
          </table:table-row>
          <table:table-row>
            <table:table-cell table:style-name="Tabela1.A2" office:value-type="string">
              <text:p text:style-name="MP3"><text:span text:style-name="MT1">Author change:</text:span> <text:s text:c="3"/><text:span text:style-name="MT2">m.wolowik</text:span></text:p>
            </table:table-cell>
            <table:covered-table-cell/>
            <table:covered-table-cell/>
          </table:table-row>
          <table:table-row>
            <table:table-cell table:style-name="Tabela1.A2" office:value-type="string">
              <text:p text:style-name="MP5"><text:span text:style-name="MT1">Doc. Rev.:</text:span> <text:span text:style-name="MT2">1.0</text:span></text:p>
            </table:table-cell>
            <table:table-cell table:style-name="Tabela1.A2" office:value-type="string">
              <text:p text:style-name="Table_20_Contents"><text:span text:style-name="MT1">Author:</text:span> <text:span text:style-name="MT2">Michal Wolowik</text:span></text:p>
            </table:table-cell>
            <table:table-cell table:style-name="Tabela1.B2" office:value-type="string">
              <text:p text:style-name="MP6"><text:span text:style-name="MT1">Create date:</text:span> <text:s text:c="4"/><text:span text:style-name="MT3">15-12-2009</text:span></text:p>
            </table:table-cell>
          </table:table-row>
          <table:table-row>
            <table:table-cell table:style-name="Tabela1.B2" table:number-columns-spanned="3" office:value-type="string">
              <text:p text:style-name="MP7"><text:span text:style-name="MT1">Short destiny:</text:span> <text:span text:style-name="MT2">Device shall drive refrigerator device, setup temperature and set user temperature to reach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6"><text:span text:style-name="MT1">Site number:</text:span> <text:span text:style-name="MT6"><text:page-number text:select-page="current">1</text:page-number></text:span></text:p>
            </table:table-cell>
            <table:table-cell table:style-name="Tabela2.A1" office:value-type="string">
              <text:p text:style-name="MP6"><text:span text:style-name="MT1">Author:</text:span> Michal Wolowik</text:p>
            </table:table-cell>
            <table:table-cell table:style-name="Tabela2.C1" office:value-type="string">
              <text:p text:style-name="MP2"><text:span text:style-name="MT1">Doc. type:</text:span> GPL-MW2009-RS-01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1T19:10:31</meta:creation-date>
    <dc:date>2009-12-15T21:55:12</dc:date>
    <meta:editing-duration>PT07H25M25S</meta:editing-duration>
    <meta:editing-cycles>130</meta:editing-cycles>
    <meta:generator>OpenOffice.org/3.1$Linux OpenOffice.org_project/310m19$Build-9420</meta:generator>
    <dc:creator>Michał Wołowik</dc:creator>
    <meta:document-statistic meta:table-count="2" meta:image-count="0" meta:object-count="0" meta:page-count="1" meta:paragraph-count="16" meta:word-count="84" meta:character-count="643"/>
    <meta:user-defined meta:name="Informacja 1"/>
    <meta:user-defined meta:name="Informacja 2"/>
    <meta:user-defined meta:name="Informacja 3"/>
    <meta:user-defined meta:name="Informacja 4"/>
  </office:meta>
</office:document-meta>
</file>